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0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354in"/>
    </style:style>
    <style:style style:name="co4" style:family="table-column">
      <style:table-column-properties fo:break-before="auto" style:column-width="1.4791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3ff99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008in solid #000000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ffff99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33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9.370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11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531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reap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FenwickTree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MinHeap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MaxHeap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BST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VLTree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Queue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Stack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DisjointSetForest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HashTable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HashSet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Graph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PriorityQueue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LinkedList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Comparator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BezierCurve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TreapNode</text:p>
          </table:table-cell>
          <table:table-cell table:style-name="ce8" office:value-type="float" office:value="1">
            <office:annotation draw:style-name="gr1" draw:text-style-name="P1" svg:width="1.1413in" svg:height="0.5457in" svg:x="2.2811in" svg:y="1.9772in" draw:caption-point-x="-0.2402in" draw:caption-point-y="0.5953in">
              <dc:creator>LS</dc:creator>
              <dc:date>2018-02-26T00:00:00</dc:date>
              <text:p text:style-name="P1"><text:span text:style-name="T1">treap-flow.js:129:5-46: Node</text:span></text:p>
            </office:annotation>
            <text:p>1</text:p>
          </table:table-cell>
          <table:table-cell table:style-name="ce8" office:value-type="float" office:value="5">
            <office:annotation office:display="true" draw:style-name="gr2" draw:text-style-name="P1" svg:width="1.1413in" svg:height="2.4118in" svg:x="3.711in" svg:y="1.9776in" draw:caption-point-x="-0.2402in" draw:caption-point-y="0.5945in">
              <dc:creator>LS</dc:creator>
              <dc:date>2018-02-26T00:00:00</dc:date>
              <text:p text:style-name="P2"><text:span text:style-name="T1">treap-flow.js:56:14-40: Node</text:span></text:p>
              <text:p text:style-name="P2"><text:span text:style-name="T1">treap-flow.js:56:18-21: [class: Node]</text:span></text:p>
              <text:p text:style-name="P2"><text:span text:style-name="T1">treap-flow.js:61:5-66: Node</text:span></text:p>
              <text:p text:style-name="P2"><text:span text:style-name="T1">treap-flow.js:61:27-66: Node</text:span></text:p>
              <text:p text:style-name="P2"><text:span text:style-name="T1">treap-flow.js:129:17-46: Node</text:span></text:p>
            </office:annotation>
            <text:p>5</text:p>
          </table:table-cell>
        </table:table-row>
        <table:table-row table:style-name="ro1">
          <table:table-cell table:style-name="ce2" office:value-type="string">
            <text:p>BSTNode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VLTreeNode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LinkedListNode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59">
            <text:p>159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reap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4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reapNode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2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FenwickTree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MinHeap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MaxHeap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BST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AVLTree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Queue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Stack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DisjointSetForest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HashTable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HashSet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Graph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PriorityQueue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LinkedList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Comparator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BezierCurve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2">
          <table:table-cell table:style-name="ce3" office:value-type="string">
            <text:p>Treap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BSTNode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AVLTreeNode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LinkedListNode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42">
            <text:p>42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reap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4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enwickTree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2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reapNode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MinHeap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MaxHeap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BST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AVLTree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Queue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Stack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DisjointSetForest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HashTable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HashSet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Graph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PriorityQueue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LinkedList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Comparator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BezierCurve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Treap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BSTNode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AVLTreeNode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LinkedListNode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1">
            <text:p>91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fenwick_tree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4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MinHeap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TreapNode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FenwickTree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MaxHeap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BST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VLTree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Queue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Stack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DisjointSetForest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HashTable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HashSet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Graph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PriorityQueue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LinkedList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Comparator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BezierCurve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Treap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BSTNode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VLTreeNode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LinkedListNode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77">
            <text:p>177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heap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4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axHeap" table:style-name="ta1" table:print="false">
        <table:table-column table:style-name="co2" table:default-cell-style-name="ce2"/>
        <table:table-column table:style-name="co2" table:number-columns-repeated="2" table:default-cell-style-name="ce8"/>
        <table:table-row table:style-name="ro3">
          <table:table-cell table:style-name="ce1"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3">
          <table:table-cell office:value-type="string">
            <text:p>Treap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FenwickTr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MinHeap</text:p>
          </table:table-cell>
          <table:table-cell office:value-type="float" office:value="0">
            <text:p>0</text:p>
          </table:table-cell>
          <table:table-cell office:value-type="float" office:value="2">
            <office:annotation draw:style-name="gr3" draw:text-style-name="P1" svg:width="1.1413in" svg:height="1.1677in" svg:x="2.9031in" svg:y="0in" draw:caption-point-x="-0.2402in" draw:caption-point-y="0.4917in">
              <dc:creator>LS</dc:creator>
              <dc:date>2018-03-11T00:00:00</dc:date>
              <text:p text:style-name="P1">heap-flow.js:184:23-29: [class: MinHeap]</text:p>
              <text:p text:style-name="P1">heap-flow.js:186:5-11: [class: MinHeap]</text:p>
            </office:annotation>
            <text:p>2</text:p>
          </table:table-cell>
        </table:table-row>
        <table:table-row table:style-name="ro1">
          <table:table-cell office:value-type="string">
            <text:p>B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VLTr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Que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Sta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DisjointSetFore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HashTa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HashSe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Grap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PriorityQue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LinkedLi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Comparat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BezierCur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Trea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BST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VLTree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LinkedList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table:style-name="Default" office:value-type="float" office:value="178">
            <text:p>178</text:p>
          </table:table-cell>
          <table:table-cell table:style-name="Default"/>
        </table:table-row>
        <table:table-row table:style-name="ro3">
          <table:table-cell table:style-name="ce4" office:value-type="string">
            <text:p>Src Final Line:</text:p>
          </table:table-cell>
          <table:table-cell table:style-name="Default" office:value-type="float" office:value="190">
            <text:p>190</text:p>
          </table:table-cell>
          <table:table-cell table:style-name="Default"/>
        </table:table-row>
        <table:table-row table:style-name="ro3">
          <table:table-cell table:style-name="ce4" office:value-type="string">
            <text:p>File:</text:p>
          </table:table-cell>
          <table:table-cell table:style-name="Default" office:value-type="string">
            <text:p>heap-flow.js</text:p>
          </table:table-cell>
          <table:table-cell table:style-name="Default"/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6"/>
          <table:table-cell table:style-name="Default" office:value-type="string">
            <text:p>Implemented in the same file</text:p>
          </table:table-cell>
          <table:table-cell table:style-name="Default"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3">
          <table:table-cell table:style-name="ce1"/>
          <table:table-cell table:style-name="Default" table:number-columns-repeated="2"/>
        </table:table-row>
      </table:table>
      <table:table table:name="BST" table:style-name="ta1" table:print="false">
        <table:table-column table:style-name="co2" table:default-cell-style-name="ce2"/>
        <table:table-column table:style-name="co2" table:number-columns-repeated="2" table:default-cell-style-name="ce8"/>
        <table:table-row table:style-name="ro3">
          <table:table-cell table:style-name="ce1"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3">
          <table:table-cell office:value-type="string">
            <text:p>Treap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nHea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axHea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FenwickTr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VLTr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Que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Sta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DisjointSetFore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HashTa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HashSe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Grap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PriorityQue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LinkedLi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table:style-name="ce9" office:value-type="string">
            <text:p>Comparator</text:p>
          </table:table-cell>
          <table:table-cell office:value-type="float" office:value="1">
            <office:annotation draw:style-name="gr4" draw:text-style-name="P1" svg:width="1.1413in" svg:height="0.3902in" svg:x="2.0142in" svg:y="1.6807in" draw:caption-point-x="-0.2402in" draw:caption-point-y="0.5949in">
              <dc:creator>LS</dc:creator>
              <dc:date>2018-03-11T00:00:00</dc:date>
              <text:p text:style-name="P1">bst-flow.js:88:5-48: Comparator</text:p>
            </office:annotation>
            <text:p>1</text:p>
          </table:table-cell>
          <table:table-cell office:value-type="float" office:value="2">
            <office:annotation draw:style-name="gr5" draw:text-style-name="P1" svg:width="1.1413in" svg:height="0.8567in" svg:x="2.9031in" svg:y="1.6807in" draw:caption-point-x="-0.2402in" draw:caption-point-y="0.5949in">
              <dc:creator>LS</dc:creator>
              <dc:date>2018-03-11T00:00:00</dc:date>
              <text:p text:style-name="P1">bst-flow.js:88:24-48: Comparator</text:p>
              <text:p text:style-name="P1">bst-flow.js:88:28-37: [class: Comparator]</text:p>
            </office:annotation>
            <text:p>2</text:p>
          </table:table-cell>
        </table:table-row>
        <table:table-row table:style-name="ro3">
          <table:table-cell office:value-type="string">
            <text:p>BezierCur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Trea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table:style-name="ce6" office:value-type="string">
            <text:p>BSTNode</text:p>
          </table:table-cell>
          <table:table-cell office:value-type="float" office:value="1">
            <office:annotation draw:style-name="gr3" draw:text-style-name="P1" svg:width="1.1413in" svg:height="0.3902in" svg:x="2.0142in" svg:y="2.1689in" draw:caption-point-x="-0.2402in" draw:caption-point-y="0.5949in">
              <dc:creator>LS</dc:creator>
              <dc:date>2018-03-11T00:00:00</dc:date>
              <text:p text:style-name="P1">bst-flow.js:108:9-35: Node</text:p>
            </office:annotation>
            <text:p>1</text:p>
          </table:table-cell>
          <table:table-cell office:value-type="float" office:value="5">
            <office:annotation draw:style-name="gr3" draw:text-style-name="P1" svg:width="1.1413in" svg:height="2.2563in" svg:x="2.9031in" svg:y="2.1689in" draw:caption-point-x="-0.2402in" draw:caption-point-y="0.5949in">
              <dc:creator>LS</dc:creator>
              <dc:date>2018-03-11T00:00:00</dc:date>
              <text:p text:style-name="P1">bst-flow.js:108:21-35: Node</text:p>
              <text:p text:style-name="P1">bst-flow.js:108:25-28: [class: Node]</text:p>
              <text:p text:style-name="P1">bst-flow.js:119:7-45: Node</text:p>
              <text:p text:style-name="P1">bst-flow.js:119:23-45: Node</text:p>
              <text:p text:style-name="P1">bst-flow.js:119:27-30: [class: Node]</text:p>
            </office:annotation>
            <text:p>5</text:p>
          </table:table-cell>
        </table:table-row>
        <table:table-row table:style-name="ro3">
          <table:table-cell office:value-type="string">
            <text:p>AVLTree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LinkedList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table:style-name="Default" office:value-type="float" office:value="78">
            <text:p>78</text:p>
          </table:table-cell>
          <table:table-cell table:style-name="Default"/>
        </table:table-row>
        <table:table-row table:style-name="ro3">
          <table:table-cell table:style-name="ce4" office:value-type="string">
            <text:p>Src Final Line:</text:p>
          </table:table-cell>
          <table:table-cell table:style-name="Default" office:value-type="float" office:value="203">
            <text:p>203</text:p>
          </table:table-cell>
          <table:table-cell table:style-name="Default"/>
        </table:table-row>
        <table:table-row table:style-name="ro3">
          <table:table-cell table:style-name="ce4" office:value-type="string">
            <text:p>File:</text:p>
          </table:table-cell>
          <table:table-cell table:style-name="Default" office:value-type="string">
            <text:p>bst-flow.js</text:p>
          </table:table-cell>
          <table:table-cell table:style-name="Default"/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6"/>
          <table:table-cell table:style-name="Default" office:value-type="string">
            <text:p>Implemented in the same file</text:p>
          </table:table-cell>
          <table:table-cell table:style-name="Default"/>
        </table:table-row>
        <table:table-row table:style-name="ro3">
          <table:table-cell table:style-name="ce1"/>
          <table:table-cell table:style-name="Default" table:number-columns-repeated="2"/>
        </table:table-row>
      </table:table>
      <table:table table:name="BSTNode" table:style-name="ta1" table:print="false">
        <table:table-column table:style-name="co2" table:default-cell-style-name="ce2"/>
        <table:table-column table:style-name="co2" table:number-columns-repeated="2" table:default-cell-style-name="ce8"/>
        <table:table-row table:style-name="ro3">
          <table:table-cell table:style-name="ce1"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3">
          <table:table-cell office:value-type="string">
            <text:p>Treap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nHea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axHea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FenwickTr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VLTr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Que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Sta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DisjointSetFore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HashTa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HashSe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Grap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PriorityQue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LinkedLi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table:style-name="ce9" office:value-type="string">
            <text:p>Comparat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BezierCur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Trea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B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VLTree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LinkedList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table:style-name="Default" office:value-type="float" office:value="66">
            <text:p>66</text:p>
          </table:table-cell>
          <table:table-cell table:style-name="Default"/>
        </table:table-row>
        <table:table-row table:style-name="ro3">
          <table:table-cell table:style-name="ce4" office:value-type="string">
            <text:p>Src Final Line:</text:p>
          </table:table-cell>
          <table:table-cell table:style-name="Default" office:value-type="float" office:value="76">
            <text:p>76</text:p>
          </table:table-cell>
          <table:table-cell table:style-name="Default"/>
        </table:table-row>
        <table:table-row table:style-name="ro3">
          <table:table-cell table:style-name="ce4" office:value-type="string">
            <text:p>File:</text:p>
          </table:table-cell>
          <table:table-cell table:style-name="Default" office:value-type="string">
            <text:p>bst-flow.js</text:p>
          </table:table-cell>
          <table:table-cell table:style-name="Default"/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6"/>
          <table:table-cell table:style-name="Default" office:value-type="string">
            <text:p>Implemented in the same file</text:p>
          </table:table-cell>
          <table:table-cell table:style-name="Default"/>
        </table:table-row>
        <table:table-row table:style-name="ro3">
          <table:table-cell table:style-name="ce1"/>
          <table:table-cell table:style-name="Default" table:number-columns-repeated="2"/>
        </table:table-row>
      </table:table>
      <table:table table:name="AVLTree" table:style-name="ta1" table:print="false">
        <table:table-column table:style-name="co2" table:default-cell-style-name="ce2"/>
        <table:table-column table:style-name="co2" table:number-columns-repeated="2" table:default-cell-style-name="ce8"/>
        <table:table-column table:style-name="co2" table:number-columns-repeated="2" table:default-cell-style-name="Default"/>
        <table:table-row table:style-name="ro3">
          <table:table-cell table:style-name="ce1"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  <table:table-cell table:number-columns-repeated="2"/>
        </table:table-row>
        <table:table-row table:style-name="ro3">
          <table:table-cell office:value-type="string">
            <text:p>TreapNod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inHeap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xHeap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FenwickTre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BSTNod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Queu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Stack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DisjointSetForest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HashTabl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HashSet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Graph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PriorityQueu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LinkedList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Comparator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BezierCurv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Treap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BST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style-name="ce6" office:value-type="string">
            <text:p>AVLTreeNode</text:p>
          </table:table-cell>
          <table:table-cell office:value-type="float" office:value="5">
            <office:annotation draw:style-name="gr6" draw:text-style-name="P1" svg:width="1.1413in" svg:height="2.5673in" svg:x="2.0142in" svg:y="2.3291in" draw:caption-point-x="-0.2402in" draw:caption-point-y="0.5949in">
              <dc:creator>LS</dc:creator>
              <dc:date>2018-03-11T00:00:00</dc:date>
              <text:p text:style-name="P1">avl_tree-flow.js:183:7-19: void | Node</text:p>
              <text:p text:style-name="P1">avl_tree-flow.js:212:7-19: void | Node</text:p>
              <text:p text:style-name="P1">avl_tree-flow.js:240:7-19: void | Node</text:p>
              <text:p text:style-name="P1">avl_tree-flow.js:276:7-19: void | Node</text:p>
              <text:p text:style-name="P1">avl_tree-flow.js:307:7-54: Node</text:p>
              <text:p text:style-name="P1"/>
            </office:annotation>
            <text:p>5</text:p>
          </table:table-cell>
          <table:table-cell office:value-type="float" office:value="265">
            <office:annotation draw:style-name="gr7" draw:text-style-name="P1" svg:width="1.1413in" svg:height="39.4488in" svg:x="1.8004in" svg:y="3.3902in" draw:caption-point-x="0.8626in" draw:caption-point-y="-0.4661in">
              <dc:creator>LS</dc:creator>
              <dc:date>2018-03-11T00:00:00</dc:date>
              <text:p text:style-name="P1">avl_tree-flow.js:28:17-20: void | Node</text:p>
              <text:p text:style-name="P1">avl_tree-flow.js:30:9-12: void | Node</text:p>
              <text:p text:style-name="P1">avl_tree-flow.js:30:31-34: void | Node</text:p>
              <text:p text:style-name="P1">avl_tree-flow.js:32:16-19: void | Node</text:p>
              <text:p text:style-name="P1">avl_tree-flow.js:34:16-19: void | Node</text:p>
              <text:p text:style-name="P1">avl_tree-flow.js:43:18-21: Node</text:p>
              <text:p text:style-name="P1">avl_tree-flow.js:46:9-12: Node</text:p>
              <text:p text:style-name="P1">avl_tree-flow.js:46:31-34: Node</text:p>
              <text:p text:style-name="P1">avl_tree-flow.js:48:16-19: Node</text:p>
              <text:p text:style-name="P1">avl_tree-flow.js:48:39-42: Node</text:p>
              <text:p text:style-name="P1">avl_tree-flow.js:50:16-19: Node</text:p>
              <text:p text:style-name="P1">avl_tree-flow.js:50:38-41: Node</text:p>
              <text:p text:style-name="P1">avl_tree-flow.js:60:36-48: Array&lt;Node&gt;</text:p>
              <text:p text:style-name="P1">avl_tree-flow.js:62:18-30: Array&lt;Node&gt;</text:p>
              <text:p text:style-name="P1">avl_tree-flow.js:63:9: Node</text:p>
              <text:p text:style-name="P1">avl_tree-flow.js:63:13-25: Array&lt;Node&gt;</text:p>
              <text:p text:style-name="P1">avl_tree-flow.js:63:13-33: Node</text:p>
              <text:p text:style-name="P1">avl_tree-flow.js:68:9: Node</text:p>
              <text:p text:style-name="P1">avl_tree-flow.js:68:28: Node</text:p>
              <text:p text:style-name="P1">avl_tree-flow.js:69:12: Node</text:p>
              <text:p text:style-name="P1">avl_tree-flow.js:70:16: Node</text:p>
              <text:p text:style-name="P1">avl_tree-flow.js:70:35: Node</text:p>
              <text:p text:style-name="P1">avl_tree-flow.js:72:16: Node</text:p>
              <text:p text:style-name="P1">avl_tree-flow.js:72:36: Node</text:p>
              <text:p text:style-name="P1">avl_tree-flow.js:86:14: Node</text:p>
              <text:p text:style-name="P1">avl_tree-flow.js:93:12-20: [void, void, Node]</text:p>
              <text:p text:style-name="P1">avl_tree-flow.js:100:36-48: Array&lt;Node&gt;</text:p>
              <text:p text:style-name="P1">avl_tree-flow.js:102:18-30: Array&lt;Node&gt;</text:p>
              <text:p text:style-name="P1">avl_tree-flow.js:103:9: Node</text:p>
              <text:p text:style-name="P1">avl_tree-flow.js:103:13-25: Array&lt;Node&gt;</text:p>
              <text:p text:style-name="P1">avl_tree-flow.js:103:13-33: Node</text:p>
              <text:p text:style-name="P1">avl_tree-flow.js:108:18-30: Array&lt;Node&gt;</text:p>
              <text:p text:style-name="P1">avl_tree-flow.js:109:9: Node</text:p>
              <text:p text:style-name="P1">avl_tree-flow.js:109:13-25: Array&lt;Node&gt;</text:p>
              <text:p text:style-name="P1">avl_tree-flow.js:109:13-33: Node</text:p>
              <text:p text:style-name="P1">avl_tree-flow.js:114:9: Node</text:p>
              <text:p text:style-name="P1">avl_tree-flow.js:115:9: Node</text:p>
              <text:p text:style-name="P1">avl_tree-flow.js:115:28: Node</text:p>
              <text:p text:style-name="P1">avl_tree-flow.js:121:22-34: Array&lt;Node&gt;</text:p>
              <text:p text:style-name="P1">avl_tree-flow.js:122:9-33: Node</text:p>
              <text:p text:style-name="P1">avl_tree-flow.js:122:13-25: Array&lt;Node&gt;</text:p>
              <text:p text:style-name="P1">avl_tree-flow.js:122:13-33: Node</text:p>
              <text:p text:style-name="P1">avl_tree-flow.js:124:16: Node</text:p>
              <text:p text:style-name="P1">avl_tree-flow.js:124:35: Node</text:p>
              <text:p text:style-name="P1">avl_tree-flow.js:126:16: Node</text:p>
              <text:p text:style-name="P1">avl_tree-flow.js:126:36: Node</text:p>
              <text:p text:style-name="P1">avl_tree-flow.js:129:12-20: [void | Node, Node, Node]</text:p>
              <text:p text:style-name="P1">avl_tree-flow.js:129:13: void | Node</text:p>
              <text:p text:style-name="P1">avl_tree-flow.js:129:16: Node</text:p>
              <text:p text:style-name="P1">avl_tree-flow.js:129:19: Node</text:p>
              <text:p text:style-name="P1">avl_tree-flow.js:136:21-24: Node</text:p>
              <text:p text:style-name="P1">avl_tree-flow.js:137:9-15: Node</text:p>
              <text:p text:style-name="P1">avl_tree-flow.js:137:19-22: Node</text:p>
              <text:p text:style-name="P1">avl_tree-flow.js:138:9-21: Array&lt;Node&gt;</text:p>
              <text:p text:style-name="P1">avl_tree-flow.js:138:25-26: Array&lt;Node&gt;</text:p>
              <text:p text:style-name="P1">avl_tree-flow.js:139:12-18: Node</text:p>
              <text:p text:style-name="P1">avl_tree-flow.js:140:7-19: Array&lt;Node&gt;</text:p>
              <text:p text:style-name="P1">avl_tree-flow.js:140:26-32: Node</text:p>
              <text:p text:style-name="P1">avl_tree-flow.js:141:7-13: Node</text:p>
              <text:p text:style-name="P1">avl_tree-flow.js:141:43-49: Node</text:p>
              <text:p text:style-name="P1">avl_tree-flow.js:142:32-38: Node</text:p>
              <text:p text:style-name="P1">avl_tree-flow.js:143:13-33: [void, void, Node] | [Node | void, Node, Node]</text:p>
              <text:p text:style-name="P1">avl_tree-flow.js:143:37,145:62: [void, void, Node] | [Node | void, Node, Node]</text:p>
              <text:p text:style-name="P1">avl_tree-flow.js:144:11-62: [void, void, Node]</text:p>
              <text:p text:style-name="P1">avl_tree-flow.js:144:49-61: Array&lt;Node&gt;</text:p>
              <text:p text:style-name="P1">avl_tree-flow.js:145:11-62: [Node | void, Node, Node]</text:p>
              <text:p text:style-name="P1">avl_tree-flow.js:145:49-61: Array&lt;Node&gt;</text:p>
              <text:p text:style-name="P1">avl_tree-flow.js:146:26-46: [void, void, Node] | [Node | void, Node, Node]</text:p>
              <text:p text:style-name="P1">avl_tree-flow.js:148:17-23: Node</text:p>
              <text:p text:style-name="P1">avl_tree-flow.js:156:15-32: [void, void, Node] | [Node | void, Node, Node]</text:p>
              <text:p text:style-name="P1">avl_tree-flow.js:157:9: void | Node</text:p>
              <text:p text:style-name="P1">avl_tree-flow.js:157:13-30: [void, void, Node] | [Node | void, Node, Node]</text:p>
              <text:p text:style-name="P1">avl_tree-flow.js:157:13-33: void | Node</text:p>
              <text:p text:style-name="P1">avl_tree-flow.js:158:9: void | Node</text:p>
              <text:p text:style-name="P1">avl_tree-flow.js:158:13-30: [void, void, Node] | [Node | void, Node, Node]</text:p>
              <text:p text:style-name="P1">avl_tree-flow.js:158:13-33: Node | void</text:p>
              <text:p text:style-name="P1">avl_tree-flow.js:159:9: Node</text:p>
              <text:p text:style-name="P1">avl_tree-flow.js:159:13-30: [void, void, Node] | [Node | void, Node, Node]</text:p>
              <text:p text:style-name="P1">avl_tree-flow.js:159:13-33: Node</text:p>
              <text:p text:style-name="P1">avl_tree-flow.js:162:9: Node</text:p>
              <text:p text:style-name="P1">avl_tree-flow.js:162:21: Node | void</text:p>
              <text:p text:style-name="P1">avl_tree-flow.js:162:26: Node | void</text:p>
              <text:p text:style-name="P1">avl_tree-flow.js:162:38: void | Node</text:p>
              <text:p text:style-name="P1">avl_tree-flow.js:163:23: void | Node</text:p>
              <text:p text:style-name="P1">avl_tree-flow.js:163:26: void | Node</text:p>
              <text:p text:style-name="P1">avl_tree-flow.js:163:29: Node</text:p>
              <text:p text:style-name="P1">avl_tree-flow.js:164:16: Node</text:p>
              <text:p text:style-name="P1">avl_tree-flow.js:164:27: Node | void</text:p>
              <text:p text:style-name="P1">avl_tree-flow.js:164:32: Node | void</text:p>
              <text:p text:style-name="P1">avl_tree-flow.js:164:43: void | Node</text:p>
            </office:annotation>
            <text:p>265</text:p>
          </table:table-cell>
          <table:table-cell table:style-name="ce10">
            <office:annotation draw:style-name="gr7" draw:text-style-name="P1" svg:width="1.1413in" svg:height="39.4488in" svg:x="3.7921in" svg:y="2.3291in" draw:caption-point-x="-0.2402in" draw:caption-point-y="0.5949in">
              <dc:creator>LS</dc:creator>
              <dc:date>2018-03-11T00:00:00</dc:date>
              <text:p text:style-name="P1">avl_tree-flow.js:165:21: void | Node</text:p>
              <text:p text:style-name="P1">avl_tree-flow.js:165:24: void | Node</text:p>
              <text:p text:style-name="P1">avl_tree-flow.js:165:27: Node</text:p>
              <text:p text:style-name="P1">avl_tree-flow.js:166:16: Node</text:p>
              <text:p text:style-name="P1">avl_tree-flow.js:166:28: Node | void</text:p>
              <text:p text:style-name="P1">avl_tree-flow.js:166:33: Node | void</text:p>
              <text:p text:style-name="P1">avl_tree-flow.js:166:44: void | Node</text:p>
              <text:p text:style-name="P1">avl_tree-flow.js:167:22: void | Node</text:p>
              <text:p text:style-name="P1">avl_tree-flow.js:167:25: void | Node</text:p>
              <text:p text:style-name="P1">avl_tree-flow.js:167:28: Node</text:p>
              <text:p text:style-name="P1">avl_tree-flow.js:168:16: Node</text:p>
              <text:p text:style-name="P1">avl_tree-flow.js:168:27: Node | void</text:p>
              <text:p text:style-name="P1">avl_tree-flow.js:168:32: Node | void</text:p>
              <text:p text:style-name="P1">avl_tree-flow.js:168:44: void | Node</text:p>
              <text:p text:style-name="P1">avl_tree-flow.js:169:22: void | Node</text:p>
              <text:p text:style-name="P1">avl_tree-flow.js:169:25: void | Node</text:p>
              <text:p text:style-name="P1">avl_tree-flow.js:169:28: Node</text:p>
              <text:p text:style-name="P1">avl_tree-flow.js:176:14: void | Node</text:p>
              <text:p text:style-name="P1">avl_tree-flow.js:176:17: void | Node</text:p>
              <text:p text:style-name="P1">avl_tree-flow.js:176:20: Node</text:p>
              <text:p text:style-name="P1">avl_tree-flow.js:178:9: Node</text:p>
              <text:p text:style-name="P1">avl_tree-flow.js:179:44: Node</text:p>
              <text:p text:style-name="P1">avl_tree-flow.js:180:7-31: void | Node</text:p>
              <text:p text:style-name="P1">avl_tree-flow.js:180:16-26: string</text:p>
              <text:p text:style-name="P1">avl_tree-flow.js:180:31: void | Node</text:p>
              <text:p text:style-name="P1">avl_tree-flow.js:181:7: void | Node</text:p>
              <text:p text:style-name="P1">avl_tree-flow.js:181:18: Node</text:p>
              <text:p text:style-name="P1">avl_tree-flow.js:183:19: void | Node</text:p>
              <text:p text:style-name="P1">avl_tree-flow.js:184:7: void | Node</text:p>
              <text:p text:style-name="P1">avl_tree-flow.js:188:5: Node</text:p>
              <text:p text:style-name="P1">avl_tree-flow.js:188:15: void | Node</text:p>
              <text:p text:style-name="P1">avl_tree-flow.js:190:7-24: Node</text:p>
              <text:p text:style-name="P1">avl_tree-flow.js:190:24: Node</text:p>
              <text:p text:style-name="P1">avl_tree-flow.js:193:5: void | Node</text:p>
              <text:p text:style-name="P1">avl_tree-flow.js:193:5-14: Node</text:p>
              <text:p text:style-name="P1">avl_tree-flow.js:193:14: Node</text:p>
              <text:p text:style-name="P1">avl_tree-flow.js:194:5: Node</text:p>
              <text:p text:style-name="P1">avl_tree-flow.js:194:5-16: void | Node</text:p>
              <text:p text:style-name="P1">avl_tree-flow.js:194:16: void | Node</text:p>
              <text:p text:style-name="P1">avl_tree-flow.js:197:5: void | Node</text:p>
              <text:p text:style-name="P1">avl_tree-flow.js:197:35: void | Node</text:p>
              <text:p text:style-name="P1">avl_tree-flow.js:198:5: Node</text:p>
              <text:p text:style-name="P1">avl_tree-flow.js:198:35: Node</text:p>
              <text:p text:style-name="P1">avl_tree-flow.js:199:5: void | Node</text:p>
              <text:p text:style-name="P1">avl_tree-flow.js:199:35: void | Node</text:p>
              <text:p text:style-name="P1">avl_tree-flow.js:205:12: void | Node</text:p>
              <text:p text:style-name="P1">avl_tree-flow.js:205:15: void | Node</text:p>
              <text:p text:style-name="P1">avl_tree-flow.js:205:18: Node</text:p>
              <text:p text:style-name="P1">avl_tree-flow.js:207:9: Node</text:p>
              <text:p text:style-name="P1">avl_tree-flow.js:208:44: Node</text:p>
              <text:p text:style-name="P1">avl_tree-flow.js:209:7-31: void | Node</text:p>
              <text:p text:style-name="P1">avl_tree-flow.js:209:16-26: string</text:p>
              <text:p text:style-name="P1">avl_tree-flow.js:209:31: void | Node</text:p>
              <text:p text:style-name="P1">avl_tree-flow.js:210:7: void | Node</text:p>
              <text:p text:style-name="P1">avl_tree-flow.js:210:18: Node</text:p>
              <text:p text:style-name="P1">avl_tree-flow.js:212:19: void | Node</text:p>
              <text:p text:style-name="P1">avl_tree-flow.js:213:7: void | Node</text:p>
              <text:p text:style-name="P1">avl_tree-flow.js:216:5: Node</text:p>
              <text:p text:style-name="P1">avl_tree-flow.js:216:14: void | Node</text:p>
              <text:p text:style-name="P1">avl_tree-flow.js:218:7-23: Node</text:p>
              <text:p text:style-name="P1">avl_tree-flow.js:218:23: Node</text:p>
              <text:p text:style-name="P1">avl_tree-flow.js:221:5: void | Node</text:p>
              <text:p text:style-name="P1">avl_tree-flow.js:221:5-15: Node</text:p>
              <text:p text:style-name="P1">avl_tree-flow.js:221:15: Node</text:p>
              <text:p text:style-name="P1">avl_tree-flow.js:222:5: Node</text:p>
              <text:p text:style-name="P1">avl_tree-flow.js:222:5-16: void | Node</text:p>
              <text:p text:style-name="P1">avl_tree-flow.js:222:16: void | Node</text:p>
              <text:p text:style-name="P1">avl_tree-flow.js:225:5: void | Node</text:p>
              <text:p text:style-name="P1">avl_tree-flow.js:225:35: void | Node</text:p>
              <text:p text:style-name="P1">avl_tree-flow.js:226:5: Node</text:p>
              <text:p text:style-name="P1">avl_tree-flow.js:226:35: Node</text:p>
              <text:p text:style-name="P1">avl_tree-flow.js:227:5: void | Node</text:p>
              <text:p text:style-name="P1">avl_tree-flow.js:227:35: void | Node</text:p>
              <text:p text:style-name="P1">avl_tree-flow.js:233:13: void | Node</text:p>
              <text:p text:style-name="P1">avl_tree-flow.js:233:16: void | Node</text:p>
              <text:p text:style-name="P1">avl_tree-flow.js:233:19: Node</text:p>
              <text:p text:style-name="P1">avl_tree-flow.js:235:9: Node</text:p>
              <text:p text:style-name="P1">avl_tree-flow.js:236:44: Node</text:p>
              <text:p text:style-name="P1">avl_tree-flow.js:237:7-31: void | Node</text:p>
              <text:p text:style-name="P1">avl_tree-flow.js:237:31: void | Node</text:p>
              <text:p text:style-name="P1">avl_tree-flow.js:238:7: void | Node</text:p>
              <text:p text:style-name="P1">avl_tree-flow.js:238:18: Node</text:p>
              <text:p text:style-name="P1">avl_tree-flow.js:240:19: void | Node</text:p>
              <text:p text:style-name="P1">avl_tree-flow.js:241:7: void | Node</text:p>
              <text:p text:style-name="P1">avl_tree-flow.js:245:5: Node</text:p>
              <text:p text:style-name="P1">avl_tree-flow.js:245:15: void | Node</text:p>
              <text:p text:style-name="P1"/>
              <text:p text:style-name="P1"/>
            </office:annotation>
          </table:table-cell>
          <table:table-cell table:style-name="ce10">
            <office:annotation draw:style-name="gr3" draw:text-style-name="P1" svg:width="1.1413in" svg:height="31.337in" svg:x="4.6811in" svg:y="2.3295in" draw:caption-point-x="-0.2402in" draw:caption-point-y="0.5949in">
              <dc:creator>LS</dc:creator>
              <dc:date>2018-03-11T00:00:00</dc:date>
              <text:p text:style-name="P1">avl_tree-flow.js:247:7-24: Node</text:p>
              <text:p text:style-name="P1">avl_tree-flow.js:247:24: Node</text:p>
              <text:p text:style-name="P1">avl_tree-flow.js:249:5: void | Node</text:p>
              <text:p text:style-name="P1">avl_tree-flow.js:249:14: void | Node</text:p>
              <text:p text:style-name="P1">avl_tree-flow.js:251:7-23: void | Node</text:p>
              <text:p text:style-name="P1">avl_tree-flow.js:251:23: void | Node</text:p>
              <text:p text:style-name="P1">avl_tree-flow.js:255:5: void | Node</text:p>
              <text:p text:style-name="P1">avl_tree-flow.js:255:5-14: Node</text:p>
              <text:p text:style-name="P1">avl_tree-flow.js:255:14: Node</text:p>
              <text:p text:style-name="P1">avl_tree-flow.js:256:5: void | Node</text:p>
              <text:p text:style-name="P1">avl_tree-flow.js:256:5-15: void | Node</text:p>
              <text:p text:style-name="P1">avl_tree-flow.js:256:15: void | Node</text:p>
              <text:p text:style-name="P1">avl_tree-flow.js:257:5-10: Node</text:p>
              <text:p text:style-name="P1">avl_tree-flow.js:257:5-21: void | Node</text:p>
              <text:p text:style-name="P1">avl_tree-flow.js:257:21: void | Node</text:p>
              <text:p text:style-name="P1">avl_tree-flow.js:258:5-11: void | Node</text:p>
              <text:p text:style-name="P1">avl_tree-flow.js:258:5-22: void | Node</text:p>
              <text:p text:style-name="P1">avl_tree-flow.js:258:22: void | Node</text:p>
              <text:p text:style-name="P1">avl_tree-flow.js:261:5: void | Node</text:p>
              <text:p text:style-name="P1">avl_tree-flow.js:261:35: void | Node</text:p>
              <text:p text:style-name="P1">avl_tree-flow.js:262:5: Node</text:p>
              <text:p text:style-name="P1">avl_tree-flow.js:262:35: Node</text:p>
              <text:p text:style-name="P1">avl_tree-flow.js:263:5: void | Node</text:p>
              <text:p text:style-name="P1">avl_tree-flow.js:263:35: void | Node</text:p>
              <text:p text:style-name="P1">avl_tree-flow.js:269:13: void | Node</text:p>
              <text:p text:style-name="P1">avl_tree-flow.js:269:16: void | Node</text:p>
              <text:p text:style-name="P1">avl_tree-flow.js:269:19: Node</text:p>
              <text:p text:style-name="P1">avl_tree-flow.js:271:9: Node</text:p>
              <text:p text:style-name="P1">avl_tree-flow.js:272:44: Node</text:p>
              <text:p text:style-name="P1">avl_tree-flow.js:273:7-31: void | Node</text:p>
              <text:p text:style-name="P1">avl_tree-flow.js:273:31: void | Node</text:p>
              <text:p text:style-name="P1">avl_tree-flow.js:274:7: void | Node</text:p>
              <text:p text:style-name="P1">avl_tree-flow.js:274:18: Node</text:p>
              <text:p text:style-name="P1">avl_tree-flow.js:276:19: void | Node</text:p>
              <text:p text:style-name="P1">avl_tree-flow.js:277:7: void | Node</text:p>
              <text:p text:style-name="P1">avl_tree-flow.js:281:5: Node</text:p>
              <text:p text:style-name="P1">avl_tree-flow.js:281:14: void | Node</text:p>
              <text:p text:style-name="P1">avl_tree-flow.js:283:7-23: Node</text:p>
              <text:p text:style-name="P1">avl_tree-flow.js:283:23: Node</text:p>
              <text:p text:style-name="P1">avl_tree-flow.js:285:5: void | Node</text:p>
              <text:p text:style-name="P1">avl_tree-flow.js:285:15: void | Node</text:p>
              <text:p text:style-name="P1">avl_tree-flow.js:287:7-24: void | Node</text:p>
              <text:p text:style-name="P1">avl_tree-flow.js:287:24: void | Node</text:p>
              <text:p text:style-name="P1">avl_tree-flow.js:291:5: void | Node</text:p>
              <text:p text:style-name="P1">avl_tree-flow.js:291:5-15: Node</text:p>
              <text:p text:style-name="P1">avl_tree-flow.js:291:15: Node</text:p>
              <text:p text:style-name="P1">avl_tree-flow.js:292:5: void | Node</text:p>
              <text:p text:style-name="P1">avl_tree-flow.js:292:5-14: void | Node</text:p>
              <text:p text:style-name="P1">avl_tree-flow.js:292:14: void | Node</text:p>
              <text:p text:style-name="P1">avl_tree-flow.js:293:5-10: void | Node</text:p>
              <text:p text:style-name="P1">avl_tree-flow.js:293:5-21: void | Node</text:p>
              <text:p text:style-name="P1">avl_tree-flow.js:293:21: void | Node</text:p>
              <text:p text:style-name="P1">avl_tree-flow.js:294:5-11: Node</text:p>
              <text:p text:style-name="P1">avl_tree-flow.js:294:5-22: void | Node</text:p>
              <text:p text:style-name="P1">avl_tree-flow.js:294:22: void | Node</text:p>
              <text:p text:style-name="P1">avl_tree-flow.js:297:5: void | Node</text:p>
              <text:p text:style-name="P1">avl_tree-flow.js:297:35: void | Node</text:p>
              <text:p text:style-name="P1">avl_tree-flow.js:298:5: Node</text:p>
              <text:p text:style-name="P1">avl_tree-flow.js:298:35: Node</text:p>
              <text:p text:style-name="P1">avl_tree-flow.js:299:5: void | Node</text:p>
              <text:p text:style-name="P1">avl_tree-flow.js:299:35: void | Node</text:p>
              <text:p text:style-name="P1">avl_tree-flow.js:307:19-54: Node</text:p>
              <text:p text:style-name="P1">avl_tree-flow.js:307:23-26: [class: Node]</text:p>
              <text:p text:style-name="P1">avl_tree-flow.js:308:30-38: Node</text:p>
              <text:p text:style-name="P1">avl_tree-flow.js:323:7-63: Node</text:p>
              <text:p text:style-name="P1">avl_tree-flow.js:323:28-63: Node</text:p>
              <text:p text:style-name="P1">avl_tree-flow.js:323:32-35: [class: Node]</text:p>
            </office:annotation>
          </table:table-cell>
        </table:table-row>
        <table:table-row table:style-name="ro3">
          <table:table-cell office:value-type="string">
            <text:p>LinkedListNod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table:style-name="Default" office:value-type="float" office:value="16">
            <text:p>16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style-name="Default" office:value-type="float" office:value="527">
            <text:p>527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style-name="Default" office:value-type="string">
            <text:p>avl_tree-flow.js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6"/>
          <table:table-cell table:style-name="Default" office:value-type="string">
            <text:p>Implemented in the same file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1"/>
          <table:table-cell table:style-name="Default" table:number-columns-repeated="2"/>
          <table:table-cell table:number-columns-repeated="2"/>
        </table:table-row>
      </table:table>
      <table:table table:name="AVLTreeNode" table:style-name="ta1" table:print="false">
        <table:table-column table:style-name="co2" table:default-cell-style-name="ce2"/>
        <table:table-column table:style-name="co2" table:number-columns-repeated="2" table:default-cell-style-name="ce8"/>
        <table:table-row table:style-name="ro3">
          <table:table-cell table:style-name="ce1"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3">
          <table:table-cell office:value-type="string">
            <text:p>Treap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nHea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axHea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FenwickTr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BST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Que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Sta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DisjointSetFore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HashTa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HashSe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Grap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PriorityQue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LinkedLi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Comparat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BezierCur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Trea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table:style-name="ce6" office:value-type="string">
            <text:p>AVLTr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LinkedList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table:style-name="Default" office:value-type="float" office:value="3">
            <text:p>3</text:p>
          </table:table-cell>
          <table:table-cell table:style-name="Default"/>
        </table:table-row>
        <table:table-row table:style-name="ro3">
          <table:table-cell table:style-name="ce4" office:value-type="string">
            <text:p>Src Final Line:</text:p>
          </table:table-cell>
          <table:table-cell table:style-name="Default" office:value-type="float" office:value="15">
            <text:p>15</text:p>
          </table:table-cell>
          <table:table-cell table:style-name="Default"/>
        </table:table-row>
        <table:table-row table:style-name="ro3">
          <table:table-cell table:style-name="ce4" office:value-type="string">
            <text:p>File:</text:p>
          </table:table-cell>
          <table:table-cell table:style-name="Default" office:value-type="string">
            <text:p>avl_tree-flow.js</text:p>
          </table:table-cell>
          <table:table-cell table:style-name="Default"/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6"/>
          <table:table-cell table:style-name="Default" office:value-type="string">
            <text:p>Implemented in the same file</text:p>
          </table:table-cell>
          <table:table-cell table:style-name="Default"/>
        </table:table-row>
        <table:table-row table:style-name="ro3">
          <table:table-cell table:style-name="ce1"/>
          <table:table-cell table:style-name="Default" table:number-columns-repeated="2"/>
        </table:table-row>
      </table:table>
      <table:table table:name="Queue" table:style-name="ta1" table:print="false">
        <table:table-column table:style-name="co2" table:default-cell-style-name="ce2"/>
        <table:table-column table:style-name="co2" table:number-columns-repeated="2" table:default-cell-style-name="ce8"/>
        <table:table-row table:style-name="ro3">
          <table:table-cell table:style-name="ce1"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3">
          <table:table-cell office:value-type="string">
            <text:p>Treap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nHea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axHea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FenwickTr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BST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VLTree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Sta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DisjointSetFore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HashTa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HashSe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Grap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PriorityQue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table:style-name="ce9" office:value-type="string">
            <text:p>LinkedList</text:p>
          </table:table-cell>
          <table:table-cell office:value-type="float" office:value="1">
            <office:annotation draw:style-name="gr3" draw:text-style-name="P1" svg:width="1.1413in" svg:height="0.5457in" svg:x="2.0142in" svg:y="1.5189in" draw:caption-point-x="-0.2402in" draw:caption-point-y="0.5949in">
              <dc:creator>LS</dc:creator>
              <dc:date>2018-03-11T00:00:00</dc:date>
              <text:p text:style-name="P1">queue-flow.js:165:5-37: LinkedList</text:p>
            </office:annotation>
            <text:p>1</text:p>
          </table:table-cell>
          <table:table-cell office:value-type="float" office:value="2">
            <office:annotation draw:style-name="gr3" draw:text-style-name="P1" svg:width="1.1413in" svg:height="1.1677in" svg:x="2.9031in" svg:y="1.5189in" draw:caption-point-x="-0.2402in" draw:caption-point-y="0.5949in">
              <dc:creator>LS</dc:creator>
              <dc:date>2018-03-11T00:00:00</dc:date>
              <text:p text:style-name="P1">queue-flow.js:165:22-37: LinkedList</text:p>
              <text:p text:style-name="P1">queue-flow.js:165:26-35: [class: LinkedList]</text:p>
            </office:annotation>
            <text:p>2</text:p>
          </table:table-cell>
        </table:table-row>
        <table:table-row table:style-name="ro3">
          <table:table-cell office:value-type="string">
            <text:p>Comparat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BezierCur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Trea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VLTr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LinkedList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table:style-name="Default" office:value-type="float" office:value="160">
            <text:p>160</text:p>
          </table:table-cell>
          <table:table-cell table:style-name="Default"/>
        </table:table-row>
        <table:table-row table:style-name="ro3">
          <table:table-cell table:style-name="ce4" office:value-type="string">
            <text:p>Src Final Line:</text:p>
          </table:table-cell>
          <table:table-cell table:style-name="Default" office:value-type="float" office:value="210">
            <text:p>210</text:p>
          </table:table-cell>
          <table:table-cell table:style-name="Default"/>
        </table:table-row>
        <table:table-row table:style-name="ro3">
          <table:table-cell table:style-name="ce4" office:value-type="string">
            <text:p>File:</text:p>
          </table:table-cell>
          <table:table-cell table:style-name="Default" office:value-type="string">
            <text:p>queue-flow.js</text:p>
          </table:table-cell>
          <table:table-cell table:style-name="Default"/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6"/>
          <table:table-cell table:style-name="Default" office:value-type="string">
            <text:p>Implemented in the same file</text:p>
          </table:table-cell>
          <table:table-cell table:style-name="Default"/>
        </table:table-row>
        <table:table-row table:style-name="ro3">
          <table:table-cell table:style-name="ce1"/>
          <table:table-cell table:style-name="Default" table:number-columns-repeated="2"/>
        </table:table-row>
      </table:table>
      <table:table table:name="Stack" table:style-name="ta1" table:print="false">
        <table:table-column table:style-name="co2" table:default-cell-style-name="ce2"/>
        <table:table-column table:style-name="co2" table:number-columns-repeated="2" table:default-cell-style-name="ce8"/>
        <table:table-row table:style-name="ro3">
          <table:table-cell table:style-name="ce1"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3">
          <table:table-cell office:value-type="string">
            <text:p>Treap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nHea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axHea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FenwickTr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BST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VLTree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table:style-name="ce9" office:value-type="string">
            <text:p>Queue</text:p>
          </table:table-cell>
          <table:table-cell office:value-type="float" office:value="0">
            <text:p>0</text:p>
          </table:table-cell>
          <table:table-cell office:value-type="float" office:value="2">
            <office:annotation draw:style-name="gr3" draw:text-style-name="P1" svg:width="1.1413in" svg:height="1.1677in" svg:x="2.9031in" svg:y="0.5433in" draw:caption-point-x="-0.2402in" draw:caption-point-y="0.5949in">
              <dc:creator>LS</dc:creator>
              <dc:date>2018-03-11T00:00:00</dc:date>
              <text:p text:style-name="P1">stack-flow.js:220:21-25: [class: Queue]</text:p>
              <text:p text:style-name="P1">stack-flow.js:222:5-9: [class: Queue]</text:p>
            </office:annotation>
            <text:p>2</text:p>
          </table:table-cell>
        </table:table-row>
        <table:table-row table:style-name="ro3">
          <table:table-cell office:value-type="string">
            <text:p>DisjointSetFore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HashTa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HashSe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Grap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PriorityQue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LinkedLi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Comparat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BezierCur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Trea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VLTr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LinkedList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table:style-name="Default" office:value-type="float" office:value="220">
            <text:p>220</text:p>
          </table:table-cell>
          <table:table-cell table:style-name="Default"/>
        </table:table-row>
        <table:table-row table:style-name="ro3">
          <table:table-cell table:style-name="ce4" office:value-type="string">
            <text:p>Src Final Line:</text:p>
          </table:table-cell>
          <table:table-cell table:style-name="Default" office:value-type="float" office:value="232">
            <text:p>232</text:p>
          </table:table-cell>
          <table:table-cell table:style-name="Default"/>
        </table:table-row>
        <table:table-row table:style-name="ro3">
          <table:table-cell table:style-name="ce4" office:value-type="string">
            <text:p>File:</text:p>
          </table:table-cell>
          <table:table-cell table:style-name="Default" office:value-type="string">
            <text:p>stack-flow.js</text:p>
          </table:table-cell>
          <table:table-cell table:style-name="Default"/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6"/>
          <table:table-cell table:style-name="Default" office:value-type="string">
            <text:p>Implemented in the same file</text:p>
          </table:table-cell>
          <table:table-cell table:style-name="Default"/>
        </table:table-row>
        <table:table-row table:style-name="ro3">
          <table:table-cell table:style-name="ce1"/>
          <table:table-cell table:style-name="Default" table:number-columns-repeated="2"/>
        </table:table-row>
      </table:table>
      <table:table table:name="DisjointSetForest" table:style-name="ta1" table:print="false">
        <table:table-column table:style-name="co2" table:default-cell-style-name="ce2"/>
        <table:table-column table:style-name="co2" table:number-columns-repeated="2" table:default-cell-style-name="ce8"/>
        <table:table-row table:style-name="ro3">
          <table:table-cell table:style-name="ce1"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3">
          <table:table-cell office:value-type="string">
            <text:p>Treap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nHea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axHea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FenwickTr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BST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VLTree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Que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Sta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HashTa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HashSe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Grap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PriorityQue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LinkedLi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Comparat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BezierCur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Trea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VLTr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LinkedList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table:style-name="Default" office:value-type="float" office:value="1">
            <text:p>1</text:p>
          </table:table-cell>
          <table:table-cell table:style-name="Default"/>
        </table:table-row>
        <table:table-row table:style-name="ro3">
          <table:table-cell table:style-name="ce4" office:value-type="string">
            <text:p>Src Final Line:</text:p>
          </table:table-cell>
          <table:table-cell table:style-name="Default" office:value-type="float" office:value="104">
            <text:p>104</text:p>
          </table:table-cell>
          <table:table-cell table:style-name="Default"/>
        </table:table-row>
        <table:table-row table:style-name="ro3">
          <table:table-cell table:style-name="ce4" office:value-type="string">
            <text:p>File:</text:p>
          </table:table-cell>
          <table:table-cell table:style-name="Default" office:value-type="string">
            <text:p>disjoint_set_forest-flow.js</text:p>
          </table:table-cell>
          <table:table-cell table:style-name="Default"/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6"/>
          <table:table-cell table:style-name="Default" office:value-type="string">
            <text:p>Implemented in the same file</text:p>
          </table:table-cell>
          <table:table-cell table:style-name="Default"/>
        </table:table-row>
        <table:table-row table:style-name="ro3">
          <table:table-cell table:style-name="ce1"/>
          <table:table-cell table:style-name="Default" table:number-columns-repeated="2"/>
        </table:table-row>
      </table:table>
      <table:table table:name="HashTable" table:style-name="ta1" table:print="false">
        <table:table-column table:style-name="co2" table:default-cell-style-name="ce2"/>
        <table:table-column table:style-name="co2" table:number-columns-repeated="2" table:default-cell-style-name="ce8"/>
        <table:table-row table:style-name="ro3">
          <table:table-cell table:style-name="ce1"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3">
          <table:table-cell office:value-type="string">
            <text:p>Treap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nHea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axHea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FenwickTr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BST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VLTree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Que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Sta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DisjointSetFore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HashSe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Grap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PriorityQue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table:style-name="ce9" office:value-type="string">
            <text:p>LinkedList</text:p>
          </table:table-cell>
          <table:table-cell office:value-type="float" office:value="1">
            <office:annotation draw:style-name="gr1" draw:text-style-name="P1" svg:width="1.1413in" svg:height="0.5457in" svg:x="2.0142in" svg:y="1.5185in" draw:caption-point-x="-0.2402in" draw:caption-point-y="0.5949in">
              <dc:creator>LS</dc:creator>
              <dc:date>2018-03-11T00:00:00</dc:date>
              <text:p text:style-name="P1">hash_table-flow.js:213:7-39: LinkedList</text:p>
            </office:annotation>
            <text:p>1</text:p>
          </table:table-cell>
          <table:table-cell office:value-type="float" office:value="2">
            <office:annotation draw:style-name="gr8" draw:text-style-name="P1" svg:width="1.1413in" svg:height="1.1677in" svg:x="2.9031in" svg:y="1.5185in" draw:caption-point-x="-0.2402in" draw:caption-point-y="0.5949in">
              <dc:creator>LS</dc:creator>
              <dc:date>2018-03-11T00:00:00</dc:date>
              <text:p text:style-name="P1">hash_table-flow.js:213:24-39: LinkedList</text:p>
              <text:p text:style-name="P1">hash_table-flow.js:213:28-37: [class: LinkedList]</text:p>
            </office:annotation>
            <text:p>2</text:p>
          </table:table-cell>
        </table:table-row>
        <table:table-row table:style-name="ro3">
          <table:table-cell office:value-type="string">
            <text:p>Comparat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BezierCur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Trea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VLTr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LinkedList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table:style-name="Default" office:value-type="float" office:value="160">
            <text:p>160</text:p>
          </table:table-cell>
          <table:table-cell table:style-name="Default"/>
        </table:table-row>
        <table:table-row table:style-name="ro3">
          <table:table-cell table:style-name="ce4" office:value-type="string">
            <text:p>Src Final Line:</text:p>
          </table:table-cell>
          <table:table-cell table:style-name="Default" office:value-type="float" office:value="281">
            <text:p>281</text:p>
          </table:table-cell>
          <table:table-cell table:style-name="Default"/>
        </table:table-row>
        <table:table-row table:style-name="ro3">
          <table:table-cell table:style-name="ce4" office:value-type="string">
            <text:p>File:</text:p>
          </table:table-cell>
          <table:table-cell table:style-name="Default" office:value-type="string">
            <text:p>hash_table-flow.js</text:p>
          </table:table-cell>
          <table:table-cell table:style-name="Default"/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6"/>
          <table:table-cell table:style-name="Default" office:value-type="string">
            <text:p>Implemented in the same file</text:p>
          </table:table-cell>
          <table:table-cell table:style-name="Default"/>
        </table:table-row>
        <table:table-row table:style-name="ro3">
          <table:table-cell table:style-name="ce1"/>
          <table:table-cell table:style-name="Default" table:number-columns-repeated="2"/>
        </table:table-row>
      </table:table>
      <table:table table:name="HashSet" table:style-name="ta1" table:print="false">
        <table:table-column table:style-name="co2" table:default-cell-style-name="ce2"/>
        <table:table-column table:style-name="co2" table:number-columns-repeated="2" table:default-cell-style-name="ce8"/>
        <table:table-row table:style-name="ro3">
          <table:table-cell table:style-name="ce1"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3">
          <table:table-cell office:value-type="string">
            <text:p>Treap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nHea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axHea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FenwickTr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BST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VLTree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Que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Sta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DisjointSetFore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table:style-name="ce9" office:value-type="string">
            <text:p>HashTable</text:p>
          </table:table-cell>
          <table:table-cell office:value-type="float" office:value="1">
            <office:annotation draw:style-name="gr3" draw:text-style-name="P1" svg:width="1.1413in" svg:height="0.3902in" svg:x="2.0142in" svg:y="1.0311in" draw:caption-point-x="-0.2402in" draw:caption-point-y="0.5949in">
              <dc:creator>LS</dc:creator>
              <dc:date>2018-03-11T00:00:00</dc:date>
              <text:p text:style-name="P1">set-flow.js:291:5-52: HashTable</text:p>
            </office:annotation>
            <text:p>1</text:p>
          </table:table-cell>
          <table:table-cell office:value-type="float" office:value="2">
            <office:annotation draw:style-name="gr3" draw:text-style-name="P1" svg:width="1.1413in" svg:height="1.1677in" svg:x="2.9031in" svg:y="1.0311in" draw:caption-point-x="-0.2402in" draw:caption-point-y="0.5949in">
              <dc:creator>LS</dc:creator>
              <dc:date>2018-03-11T00:00:00</dc:date>
              <text:p text:style-name="P1">set-flow.js:291:22-52: HashTable</text:p>
              <text:p text:style-name="P1">set-flow.js:291:26-34: [class: HashTable]</text:p>
            </office:annotation>
            <text:p>2</text:p>
          </table:table-cell>
        </table:table-row>
        <table:table-row table:style-name="ro3">
          <table:table-cell office:value-type="string">
            <text:p>Grap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PriorityQue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LinkedLi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Comparat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BezierCur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Trea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VLTr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LinkedList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table:style-name="Default" office:value-type="float" office:value="289">
            <text:p>289</text:p>
          </table:table-cell>
          <table:table-cell table:style-name="Default"/>
        </table:table-row>
        <table:table-row table:style-name="ro3">
          <table:table-cell table:style-name="ce4" office:value-type="string">
            <text:p>Src Final Line:</text:p>
          </table:table-cell>
          <table:table-cell table:style-name="Default" office:value-type="float" office:value="324">
            <text:p>324</text:p>
          </table:table-cell>
          <table:table-cell table:style-name="Default"/>
        </table:table-row>
        <table:table-row table:style-name="ro3">
          <table:table-cell table:style-name="ce4" office:value-type="string">
            <text:p>File:</text:p>
          </table:table-cell>
          <table:table-cell table:style-name="Default" office:value-type="string">
            <text:p>set-flow.js</text:p>
          </table:table-cell>
          <table:table-cell table:style-name="Default"/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6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Graph" table:style-name="ta1" table:print="false">
        <table:table-column table:style-name="co2" table:default-cell-style-name="ce2"/>
        <table:table-column table:style-name="co2" table:number-columns-repeated="2" table:default-cell-style-name="ce8"/>
        <table:table-row table:style-name="ro3">
          <table:table-cell table:style-name="ce1"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3">
          <table:table-cell office:value-type="string">
            <text:p>Treap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nHea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axHea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FenwickTr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BST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VLTree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Que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Sta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DisjointSetFore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HashTa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table:style-name="ce9" office:value-type="string">
            <text:p>HashSet</text:p>
          </table:table-cell>
          <table:table-cell office:value-type="float" office:value="1">
            <office:annotation draw:style-name="gr3" draw:text-style-name="P1" svg:width="1.1413in" svg:height="0.5457in" svg:x="2.0142in" svg:y="1.1937in" draw:caption-point-x="-0.2402in" draw:caption-point-y="0.5949in">
              <dc:creator>LS</dc:creator>
              <dc:date>2018-03-11T00:00:00</dc:date>
              <text:p text:style-name="P1">graph-flow.js:343:5-33: HashSet</text:p>
            </office:annotation>
            <text:p>1</text:p>
          </table:table-cell>
          <table:table-cell office:value-type="float" office:value="2">
            <office:annotation draw:style-name="gr3" draw:text-style-name="P1" svg:width="1.1413in" svg:height="1.1677in" svg:x="2.9031in" svg:y="1.1937in" draw:caption-point-x="-0.2402in" draw:caption-point-y="0.5949in">
              <dc:creator>LS</dc:creator>
              <dc:date>2018-03-11T00:00:00</dc:date>
              <text:p text:style-name="P1">graph-flow.js:343:21-33: HashSet</text:p>
              <text:p text:style-name="P1">graph-flow.js:343:25-31: [class: HashSet]</text:p>
            </office:annotation>
            <text:p>2</text:p>
          </table:table-cell>
        </table:table-row>
        <table:table-row table:style-name="ro3">
          <table:table-cell office:value-type="string">
            <text:p>PriorityQue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LinkedLi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Comparat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BezierCur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Trea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VLTr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LinkedList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table:style-name="Default" office:value-type="float" office:value="335">
            <text:p>335</text:p>
          </table:table-cell>
          <table:table-cell table:style-name="Default"/>
        </table:table-row>
        <table:table-row table:style-name="ro3">
          <table:table-cell table:style-name="ce4" office:value-type="string">
            <text:p>Src Final Line:</text:p>
          </table:table-cell>
          <table:table-cell table:style-name="Default" office:value-type="float" office:value="384">
            <text:p>384</text:p>
          </table:table-cell>
          <table:table-cell table:style-name="Default"/>
        </table:table-row>
        <table:table-row table:style-name="ro3">
          <table:table-cell table:style-name="ce4" office:value-type="string">
            <text:p>File:</text:p>
          </table:table-cell>
          <table:table-cell table:style-name="Default" office:value-type="string">
            <text:p>graph-flow.js</text:p>
          </table:table-cell>
          <table:table-cell table:style-name="Default"/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6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PriorityQueue" table:style-name="ta1" table:print="false">
        <table:table-column table:style-name="co2" table:default-cell-style-name="ce2"/>
        <table:table-column table:style-name="co2" table:number-columns-repeated="2" table:default-cell-style-name="ce8"/>
        <table:table-row table:style-name="ro3">
          <table:table-cell table:style-name="ce1"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3">
          <table:table-cell office:value-type="string">
            <text:p>Treap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9" office:value-type="string">
            <text:p>MinHeap</text:p>
          </table:table-cell>
          <table:table-cell office:value-type="float" office:value="0">
            <text:p>0</text:p>
          </table:table-cell>
          <table:table-cell office:value-type="float" office:value="6">
            <office:annotation draw:style-name="gr9" draw:text-style-name="P1" svg:width="1.1413in" svg:height="3.1894in" svg:x="2.9031in" svg:y="0in" draw:caption-point-x="-0.2402in" draw:caption-point-y="0.3287in">
              <dc:creator>LS</dc:creator>
              <dc:date>2018-03-11T00:00:00</dc:date>
              <text:p text:style-name="P1">priority_queue-flow.js:191:29-35: [class: MinHeap]</text:p>
              <text:p text:style-name="P1">priority_queue-flow.js:194:5-11: [class: MinHeap]</text:p>
              <text:p text:style-name="P1">priority_queue-flow.js:211:5-11: [class: MinHeap]</text:p>
              <text:p text:style-name="P1">priority_queue-flow.js:211:5-21: MinHeap</text:p>
              <text:p text:style-name="P1">priority_queue-flow.js:215:15-21: [class: MinHeap]</text:p>
              <text:p text:style-name="P1">priority_queue-flow.js:215:15-31: MinHeap</text:p>
            </office:annotation>
            <text:p>6</text:p>
          </table:table-cell>
        </table:table-row>
        <table:table-row table:style-name="ro1">
          <table:table-cell office:value-type="string">
            <text:p>MaxHea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FenwickTr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BST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VLTree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Que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Sta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DisjointSetFore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HashTa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HashSe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Grap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LinkedLi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Comparat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BezierCur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Trea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VLTr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LinkedList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table:style-name="Default" office:value-type="float" office:value="191">
            <text:p>191</text:p>
          </table:table-cell>
          <table:table-cell table:style-name="Default"/>
        </table:table-row>
        <table:table-row table:style-name="ro3">
          <table:table-cell table:style-name="ce4" office:value-type="string">
            <text:p>Src Final Line:</text:p>
          </table:table-cell>
          <table:table-cell table:style-name="Default" office:value-type="float" office:value="230">
            <text:p>230</text:p>
          </table:table-cell>
          <table:table-cell table:style-name="Default"/>
        </table:table-row>
        <table:table-row table:style-name="ro3">
          <table:table-cell table:style-name="ce4" office:value-type="string">
            <text:p>File:</text:p>
          </table:table-cell>
          <table:table-cell table:style-name="Default" office:value-type="string">
            <text:p>priority_queue-flow.js</text:p>
          </table:table-cell>
          <table:table-cell table:style-name="Default"/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6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LinkedList" table:style-name="ta1" table:print="false">
        <table:table-column table:style-name="co2" table:default-cell-style-name="ce2"/>
        <table:table-column table:style-name="co2" table:number-columns-repeated="2" table:default-cell-style-name="ce8"/>
        <table:table-row table:style-name="ro3">
          <table:table-cell table:style-name="ce1"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3">
          <table:table-cell office:value-type="string">
            <text:p>Treap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nHea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axHea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FenwickTr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BST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VLTree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Que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Sta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DisjointSetFore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HashTa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HashSe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PriorityQue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Grap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Comparat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BezierCur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Trea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VLTr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table:style-name="ce3" office:value-type="string">
            <text:p>LinkedListNode</text:p>
          </table:table-cell>
          <table:table-cell office:value-type="float" office:value="4">
            <office:annotation draw:style-name="gr10" draw:text-style-name="P1" svg:width="1.1413in" svg:height="1.9453in" svg:x="2.0142in" svg:y="2.4917in" draw:caption-point-x="-0.2402in" draw:caption-point-y="0.5949in">
              <dc:creator>LS</dc:creator>
              <dc:date>2018-03-11T00:00:00</dc:date>
              <text:p text:style-name="P1">linked_list-flow.js:60:9-24: Node</text:p>
              <text:p text:style-name="P1">linked_list-flow.js:71:23-38: Node</text:p>
              <text:p text:style-name="P1">linked_list-flow.js:74:9-29: Node</text:p>
              <text:p text:style-name="P1">linked_list-flow.js:77:7-22: Node</text:p>
            </office:annotation>
            <text:p>4</text:p>
          </table:table-cell>
          <table:table-cell office:value-type="float" office:value="14">
            <office:annotation draw:style-name="gr11" draw:text-style-name="P1" svg:width="1.1413in" svg:height="6.6106in" svg:x="2.9031in" svg:y="2.4917in" draw:caption-point-x="-0.2402in" draw:caption-point-y="0.5949in">
              <dc:creator>LS</dc:creator>
              <dc:date>2018-03-11T00:00:00</dc:date>
              <text:p text:style-name="P1">linked_list-flow.js:51:9-12: Node</text:p>
              <text:p text:style-name="P1">linked_list-flow.js:51:16-26: Node</text:p>
              <text:p text:style-name="P1">linked_list-flow.js:51:20-23: [class: Node]</text:p>
              <text:p text:style-name="P1">linked_list-flow.js:60:21-24: Node</text:p>
              <text:p text:style-name="P1">linked_list-flow.js:64:9-28: Node</text:p>
              <text:p text:style-name="P1">linked_list-flow.js:64:25-28: Node</text:p>
              <text:p text:style-name="P1">linked_list-flow.js:65:9-12: Node</text:p>
              <text:p text:style-name="P1">linked_list-flow.js:67:7-26: Node</text:p>
              <text:p text:style-name="P1">linked_list-flow.js:67:23-26: Node</text:p>
              <text:p text:style-name="P1">linked_list-flow.js:68:7-10: Node</text:p>
              <text:p text:style-name="P1">linked_list-flow.js:71:35-38: Node</text:p>
              <text:p text:style-name="P1">linked_list-flow.js:74:26-29: Node</text:p>
              <text:p text:style-name="P1">linked_list-flow.js:75:9-12: Node</text:p>
              <text:p text:style-name="P1">linked_list-flow.js:77:19-22: Node</text:p>
            </office:annotation>
            <text:p>14</text:p>
          </table:table-cell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table:style-name="Default" office:value-type="float" office:value="17">
            <text:p>17</text:p>
          </table:table-cell>
          <table:table-cell table:style-name="Default"/>
        </table:table-row>
        <table:table-row table:style-name="ro3">
          <table:table-cell table:style-name="ce4" office:value-type="string">
            <text:p>Src Final Line:</text:p>
          </table:table-cell>
          <table:table-cell table:style-name="Default" office:value-type="float" office:value="154">
            <text:p>154</text:p>
          </table:table-cell>
          <table:table-cell table:style-name="Default"/>
        </table:table-row>
        <table:table-row table:style-name="ro3">
          <table:table-cell table:style-name="ce4" office:value-type="string">
            <text:p>File:</text:p>
          </table:table-cell>
          <table:table-cell table:style-name="Default" office:value-type="string">
            <text:p>linked_list-flow.js</text:p>
          </table:table-cell>
          <table:table-cell table:style-name="Default"/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6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LinkedListNode" table:style-name="ta1" table:print="false">
        <table:table-column table:style-name="co2" table:default-cell-style-name="ce2"/>
        <table:table-column table:style-name="co2" table:number-columns-repeated="2" table:default-cell-style-name="ce8"/>
        <table:table-row table:style-name="ro3">
          <table:table-cell table:style-name="ce1"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3">
          <table:table-cell office:value-type="string">
            <text:p>Treap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nHea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axHea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FenwickTr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BST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VLTree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Que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Sta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DisjointSetFore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HashTa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HashSe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PriorityQue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Grap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Comparat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BezierCur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Trea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VLTr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table:style-name="ce3" office:value-type="string">
            <text:p>LinkedLi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table:style-name="Default" office:value-type="float" office:value="1">
            <text:p>1</text:p>
          </table:table-cell>
          <table:table-cell table:style-name="Default"/>
        </table:table-row>
        <table:table-row table:style-name="ro3">
          <table:table-cell table:style-name="ce4" office:value-type="string">
            <text:p>Src Final Line:</text:p>
          </table:table-cell>
          <table:table-cell table:style-name="Default" office:value-type="float" office:value="16">
            <text:p>16</text:p>
          </table:table-cell>
          <table:table-cell table:style-name="Default"/>
        </table:table-row>
        <table:table-row table:style-name="ro3">
          <table:table-cell table:style-name="ce4" office:value-type="string">
            <text:p>File:</text:p>
          </table:table-cell>
          <table:table-cell table:style-name="Default" office:value-type="string">
            <text:p>linked_list-flow.js</text:p>
          </table:table-cell>
          <table:table-cell table:style-name="Default"/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6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Comparator" table:style-name="ta1" table:print="false">
        <table:table-column table:style-name="co2" table:default-cell-style-name="ce2"/>
        <table:table-column table:style-name="co2" table:number-columns-repeated="2" table:default-cell-style-name="ce8"/>
        <table:table-row table:style-name="ro3">
          <table:table-cell table:style-name="ce1"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3">
          <table:table-cell office:value-type="string">
            <text:p>Treap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nHea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axHea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FenwickTr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BST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VLTree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Que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Sta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DisjointSetFore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HashTa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HashSe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PriorityQue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Grap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LinkedList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BezierCur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Trea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VLTr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LinkedLi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table:style-name="Default" office:value-type="float" office:value="1">
            <text:p>1</text:p>
          </table:table-cell>
          <table:table-cell table:style-name="Default"/>
        </table:table-row>
        <table:table-row table:style-name="ro3">
          <table:table-cell table:style-name="ce4" office:value-type="string">
            <text:p>Src Final Line:</text:p>
          </table:table-cell>
          <table:table-cell table:style-name="Default" office:value-type="float" office:value="60">
            <text:p>60</text:p>
          </table:table-cell>
          <table:table-cell table:style-name="Default"/>
        </table:table-row>
        <table:table-row table:style-name="ro3">
          <table:table-cell table:style-name="ce4" office:value-type="string">
            <text:p>File:</text:p>
          </table:table-cell>
          <table:table-cell table:style-name="Default" office:value-type="string">
            <text:p>comparator-flow.js</text:p>
          </table:table-cell>
          <table:table-cell table:style-name="Default"/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6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BezierCurve" table:style-name="ta1" table:print="false">
        <table:table-column table:style-name="co2" table:default-cell-style-name="ce2"/>
        <table:table-column table:style-name="co2" table:number-columns-repeated="2" table:default-cell-style-name="ce8"/>
        <table:table-row table:style-name="ro3">
          <table:table-cell table:style-name="ce1"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3">
          <table:table-cell office:value-type="string">
            <text:p>Treap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nHea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axHea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FenwickTr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BST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VLTree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Que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Sta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DisjointSetFore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HashTa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HashSe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PriorityQue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Grap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LinkedListNo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Comparat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Trea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VLTr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LinkedLi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table:style-name="Default" office:value-type="float" office:value="1">
            <text:p>1</text:p>
          </table:table-cell>
          <table:table-cell table:style-name="Default"/>
        </table:table-row>
        <table:table-row table:style-name="ro3">
          <table:table-cell table:style-name="ce4" office:value-type="string">
            <text:p>Src Final Line:</text:p>
          </table:table-cell>
          <table:table-cell table:style-name="Default" office:value-type="float" office:value="61">
            <text:p>61</text:p>
          </table:table-cell>
          <table:table-cell table:style-name="Default"/>
        </table:table-row>
        <table:table-row table:style-name="ro3">
          <table:table-cell table:style-name="ce4" office:value-type="string">
            <text:p>File:</text:p>
          </table:table-cell>
          <table:table-cell table:style-name="Default" office:value-type="string">
            <text:p>bezier_curve-flow.js</text:p>
          </table:table-cell>
          <table:table-cell table:style-name="Default"/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3">
          <table:table-cell table:style-name="ce6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TOTAL" table:style-name="ta1" table:print="false">
        <table:table-column table:style-name="co4" table:default-cell-style-name="ce11"/>
        <table:table-column table:style-name="co2" table:number-columns-repeated="2" table:default-cell-style-name="Default"/>
        <table:table-row table:style-name="ro3">
          <table:table-cell office:value-type="string">
            <text:p>Associations:</text:p>
          </table:table-cell>
          <table:table-cell table:style-name="ce14" table:formula="of:=SUM([$Treap.B2:$Treap.B20])+SUM([$TreapNode.B2:$TreapNode.B20])+SUM([$FenwickTree.B2:$FenwickTree.B20])+SUM([$MinHeap.B2:$MinHeap.B20])+SUM([$MaxHeap.B2:$MaxHeap.B20])+SUM([$BST.B2:$BST.B20])+SUM([$BSTNode.B2:$BSTNode.B20])+SUM([$AVLTree.B2:$AVLTree.B20])+SUM([$AVLTreeNode.B2:$AVLTreeNode.B20])+SUM([$Queue.B2:$Queue.B20])+SUM([$Stack.B2:$Stack.B20])+SUM([$DisjointSetForest.B2:$DisjointSetForest.B20])+SUM([$HashTable.B2:$HashTable.B20])+SUM([$HashSet.B2:$HashSet.B20])+SUM([$Graph.B2:$Graph.B20])+SUM([$PriorityQueue.B2:$PriorityQueue.B20])+SUM([$LinkedList.B2:$LinkedList.B20])+SUM([$LinkedListNode.B2:$LinkedListNode.B20])+SUM([$Comparator.B2:$Comparator.B20])+SUM([$BezierCurve.B2:$BezierCurve.B20])" office:value-type="float" office:value="16">
            <text:p>16</text:p>
          </table:table-cell>
          <table:table-cell table:style-name="ce15" table:formula="of:=SUM([$Treap.C2:$Treap.C20])+SUM([$TreapNode.C2:$TreapNode.C20])+SUM([$FenwickTree.C2:$FenwickTree.C20])+SUM([$MinHeap.C2:$MinHeap.C20])+SUM([$MaxHeap.C2:$MaxHeap.C20])+SUM([$BST.C2:$BST.C20])+SUM([$BSTNode.C2:$BSTNode.C20])+SUM([$AVLTree.C2:$AVLTree.C20])+SUM([$AVLTreeNode.C2:$AVLTreeNode.C20])+SUM([$Queue.C2:$Queue.C20])+SUM([$Stack.C2:$Stack.C20])+SUM([$DisjointSetForest.C2:$DisjointSetForest.C20])+SUM([$HashTable.C2:$HashTable.C20])+SUM([$HashSet.C2:$HashSet.C20])+SUM([$Graph.C2:$Graph.C20])+SUM([$PriorityQueue.C2:$PriorityQueue.C20])+SUM([$LinkedList.C2:$LinkedList.C20])+SUM([$LinkedListNode.C2:$LinkedListNode.C20])+SUM([$Comparator.C2:$Comparator.C20])+SUM([$BezierCurve.C2:$BezierCurve.C20])" office:value-type="float" office:value="309">
            <text:p>309</text:p>
          </table:table-cell>
        </table:table-row>
        <table:table-row table:style-name="ro3">
          <table:table-cell table:style-name="ce12" office:value-type="string">
            <text:p>“uses” dependencies: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Total:</text:p>
          </table:table-cell>
          <table:table-cell table:formula="of:=SUM([.B1];[.C1])" office:value-type="float" office:value="325">
            <text:p>325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1">03/11/2018</text:date>, <text:time>17:0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a</meta:initial-creator>
    <meta:creation-date>2018-02-04T17:47:27</meta:creation-date>
    <dc:date>2018-03-11T17:08:21</dc:date>
    <dc:creator>Leonardo Silva</dc:creator>
    <meta:editing-duration>PT17H48M44S</meta:editing-duration>
    <meta:editing-cycles>62</meta:editing-cycles>
    <meta:generator>OpenOffice/4.1.3$Unix OpenOffice.org_project/413m1$Build-9783</meta:generator>
    <meta:document-statistic meta:table-count="21" meta:cell-count="1348" meta:object-count="0"/>
  </office:meta>
</office:document-meta>
</file>